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76663" officeooo:paragraph-rsid="00176663"/>
    </style:style>
    <style:style style:name="P2" style:family="paragraph" style:parent-style-name="Standard">
      <style:text-properties officeooo:rsid="001880f0" officeooo:paragraph-rsid="001880f0"/>
    </style:style>
    <style:style style:name="P3" style:family="paragraph" style:parent-style-name="Standard">
      <style:text-properties officeooo:rsid="001de32c" officeooo:paragraph-rsid="001de32c"/>
    </style:style>
    <style:style style:name="P4" style:family="paragraph" style:parent-style-name="Standard">
      <style:text-properties officeooo:rsid="001880f0" officeooo:paragraph-rsid="001880f0"/>
    </style:style>
    <style:style style:name="P5" style:family="paragraph" style:parent-style-name="Standard">
      <style:text-properties officeooo:rsid="001880f0" officeooo:paragraph-rsid="0026c817"/>
    </style:style>
    <style:style style:name="T1" style:family="text">
      <style:text-properties officeooo:rsid="001997c8"/>
    </style:style>
    <style:style style:name="T2" style:family="text">
      <style:text-properties officeooo:rsid="0021ad10"/>
    </style:style>
    <style:style style:name="T3" style:family="text">
      <style:text-properties officeooo:rsid="0026c8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90-</text:span>Thesis: The story of Antigone and that of Cool Hand Luke have many parallels and common themes.</text:p>
      <text:p text:style-name="P2"/>
      <text:p text:style-name="P2"/>
      <text:p text:style-name="P2">Antigone – Cool Hand Luke Comparison</text:p>
      <text:p text:style-name="P2"/>
      <text:p text:style-name="P2"><text:tab/>The Greek story of Antigone tells one of a young woman defying authority by deciding to obey her personal values rather than the rules set by her king. After repeatedly antagonizing the king, she is caught, and sentenced to death. <text:span text:style-name="T1">The king goes back on his word, and decides to spare her, but it is discovered she committed suicide. Cool Hand Luke, meanwhile, is the story of a man who follows his anti-authoritarian values, even if it results in his eventual – and easily avoidable – demise. Both characters repeatedly defy authority for what is nearly the same reason – at first, to pay homage to the deceased, then simply for the statement it sets – and ends up dead for it. This, and other evidence shows that the story of Antigone and that of Cool Hand Luke have many parallels and common themes.</text:span></text:p>
      <text:p text:style-name="P5"><text:tab/><text:span text:style-name="T3">One of the biggest similarities between Cool Hand Luke and Antigone is the theme of what is right in the eyes of society versus what is right in the eyes of the protagonist. In Cool Hand Luke, the protagonist, Luke Jackson, learns of the passing of his mother while serving a sentence in prison, and attempts to escape to attend his mother's funeral. After his efforts are nullified, he persists in trying to escape, until he exacerbates an extremely tense situation and is shot. Similarly, when Antigone learns of his brother's death, she attempts to give him a proper burial against the wishes of the king, is eventually caught, and commits suicide while in captivity. The creators of both stories are showing that it is morally right to ignore the laws of society to obey personal convictions, although doing such may result in negative consequences, even though it is in the moral right. A similar example is Ismene, Antigone's sister, attempting to follow Antigone to her death when she had been convicted, and that of when Dragline, one of Luke's fellow prisoners, attempts to prevent Luke's death. In both instances, the protagonist goes against their friend's more honorable or sensible wishes to follow their own personal beliefs; Antigone discards her sister's subjectively more honorable action to minimize further casualties , and Luke decides that one last show of defiance is worth more than his life in captiv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6663" officeooo:paragraph-rsid="0017666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7</text:p>
        <text:p text:style-name="MP1">Lit/Comp 10</text:p>
        <text:p text:style-name="MP1">Hottman 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11:52:56.807521422</meta:creation-date>
    <meta:generator>LibreOffice/4.4.0.3$Windows_x86 LibreOffice_project/de093506bcdc5fafd9023ee680b8c60e3e0645d7</meta:generator>
    <dc:date>2015-10-11T21:04:51.582000000</dc:date>
    <meta:editing-duration>PT1H20M7S</meta:editing-duration>
    <meta:editing-cycles>7</meta:editing-cycles>
    <meta:document-statistic meta:table-count="0" meta:image-count="0" meta:object-count="0" meta:page-count="1" meta:paragraph-count="8" meta:word-count="407" meta:character-count="2419" meta:non-whitespace-character-count="2012"/>
  </office:meta>
</office:document-meta>
</file>